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ffff" draw:marker-start-width="0.509cm" draw:marker-end-width="0.509cm" draw:fill-color="#ffffff" draw:textarea-horizontal-align="justify" draw:textarea-vertical-align="middle" draw:auto-grow-height="false" fo:min-height="1.02cm" fo:min-width="0.77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ffffff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3f90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379bb2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3f90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379bb2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d8ff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d8ff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ffff" draw:marker-start-width="0.509cm" draw:marker-end-width="0.509cm" draw:fill-color="#ffffff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333333" draw:marker-start-width="0.355cm" draw:marker-end-width="0.355cm" draw:fill="none" draw:textarea-vertical-align="middle" draw:auto-grow-height="false" fo:min-height="4.084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333333" draw:marker-start-width="0.355cm" draw:marker-end-width="0.355cm" draw:fill="none" draw:textarea-vertical-align="middle" draw:auto-grow-height="false" fo:min-height="5.478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 Mono2" fo:font-size="24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Ubuntu Mono2" fo:font-size="2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Ubuntu Mono2" fo:font-size="24pt" style:font-size-asian="18pt" style:font-size-complex="18pt"/>
    </style:style>
    <style:style style:name="T2" style:family="text">
      <style:text-properties style:font-name="Ubuntu Mono2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44cm" svg:y="4.1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.44cm" svg:y="5.918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4.24cm" svg:y="4.14cm">
          <text:p text:style-name="P1"><text:span text:style-name="T2">0.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4.24cm" svg:y="5.918cm">
          <text:p text:style-name="P1"><text:span text:style-name="T2">1.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04cm" svg:y="4.14cm">
          <text:p text:style-name="P1"><text:span text:style-name="T2">0</text:span><text:span text:style-name="T2">.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6.04cm" svg:y="5.918cm">
          <text:p text:style-name="P1"><text:span text:style-name="T2">0</text:span><text:span text:style-name="T2">.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84cm" svg:y="4.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84cm" svg:y="5.91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9.679cm" svg:y="4.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9.679cm" svg:y="5.918cm">
          <text:p text:style-name="P1"><text:span text:style-name="T2">.</text:span><text:span text:style-name="T2">.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79cm" svg:y="4.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479cm" svg:y="5.918cm">
          <text:p text:style-name="P1"><text:span text:style-name="T2">.</text:span><text:span text:style-name="T2">.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3.279cm" svg:y="4.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3.279cm" svg:y="5.91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27cm" svg:x="15.079cm" svg:y="4.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1.27cm" svg:x="15.079cm" svg:y="5.9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.441cm" svg:y="7.718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4.241cm" svg:y="7.718cm">
          <text:p text:style-name="P1"><text:span text:style-name="T2">0.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6.041cm" svg:y="7.718cm">
          <text:p text:style-name="P1"><text:span text:style-name="T2">0.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7.841cm" svg:y="7.71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9.68cm" svg:y="7.71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1.48cm" svg:y="7.71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3.28cm" svg:y="7.71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27cm" svg:height="1.27cm" svg:x="15.08cm" svg:y="7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241cm" svg:y="2.34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6.041cm" svg:y="2.34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7.841cm" svg:y="2.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68cm" svg:y="2.34cm">
          <text:p text:style-name="P1"><text:span text:style-name="T2">i–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48cm" svg:y="2.34cm">
          <text:p text:style-name="P1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3.28cm" svg:y="2.34cm">
          <text:p text:style-name="P1"><text:span text:style-name="T2">i+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27cm" svg:height="1.27cm" svg:x="15.08cm" svg:y="2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5.08cm" svg:y="4.1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08cm" svg:y="5.918cm">
          <text:p text:style-name="P1"><text:span text:style-name="T2">0.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5.081cm" svg:y="7.718cm">
          <text:p text:style-name="P1"><text:span text:style-name="T2">0.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081cm" svg:y="2.34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6.881cm" svg:y="4.14cm">
          <text:p text:style-name="P1"><text:span text:style-name="T2">1.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881cm" svg:y="5.918cm">
          <text:p text:style-name="P1"><text:span text:style-name="T2">0.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7cm" svg:height="1.27cm" svg:x="16.882cm" svg:y="7.718cm">
          <text:p text:style-name="P1"><text:span text:style-name="T2">0.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6.882cm" svg:y="2.34cm"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7.84cm" svg:y="13.34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7.84cm" svg:y="15.118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679cm" svg:y="13.34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679cm" svg:y="15.118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479cm" svg:y="13.34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479cm" svg:y="15.11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3.279cm" svg:y="13.34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3.279cm" svg:y="15.118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7.841cm" svg:y="16.918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68cm" svg:y="16.918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48cm" svg:y="16.91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3.28cm" svg:y="16.918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762cm" svg:height="4.572cm" svg:x="6.788cm" svg:y="13.5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762cm" svg:height="6.096cm" draw:transform="rotate (-1.5707963267949) translate (14.208cm 12.1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1.27cm" svg:height="1.27cm" svg:x="10.525cm" svg:y="10.652cm">
          <text:p text:style-name="P1"><text:span text:style-name="T1">4 colum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1.5707963267949) translate (5.091cm 16.394cm)">
          <text:p text:style-name="P1"><text:span text:style-name="T1">3 </text:span><text:span text:style-name="T1">ro</text:span><text:span text:style-name="T1">w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20:42:36.916631607</meta:creation-date>
    <dc:date>2016-10-23T21:39:06.769017019</dc:date>
    <meta:editing-duration>PT3M21S</meta:editing-duration>
    <meta:editing-cycles>2</meta:editing-cycles>
    <meta:generator>LibreOffice/5.1.6.2$Linux_X86_64 LibreOffice_project/10m0$Build-2</meta:generator>
    <meta:document-statistic meta:object-count="55"/>
  </office:meta>
</office:document-meta>
</file>